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Local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createCookie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remove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URI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decod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tCharacterEncoding(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tLocal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ssion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oki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wrap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Request.setContainerEncoding(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HttpRequest( HttpServletRequest req , Http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arch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Request.getCocoonCooki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Cocoon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haract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